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Chandas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handas" fo:letter-spacing="normal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Chandas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Chandas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-pip install django</text:p>
      <text:p text:style-name="P2">2-pip install --upgrade django=3.06 (optional)</text:p>
      <text:p text:style-name="P2">3-Command Prompt <text:s/>cd project destination </text:p>
      <text:p text:style-name="P2">4-django-admin starproject projectname(todo)</text:p>
      <text:p text:style-name="P2">5-python manage.py runserver -&gt;a-command prompt</text:p>
      <text:p text:style-name="P3"><text:s text:c="31"/><text:span text:style-name="T1">b-editor (pycharm)</text:span></text:p>
      <text:p text:style-name="P2">6-python manage.py migrate</text:p>
      <text:p text:style-name="P2">7-python manage.py createsuperuser</text:p>
      <text:p text:style-name="P2">8-python manage.py runserver (for superuser testing) =&gt; 127.0.0.1:8000/admin</text:p>
      <text:p text:style-name="P2">9-python manage.py startapp tasks</text:p>
      <text:p text:style-name="P2">10-Create view.py module</text:p>
      <text:p text:style-name="P2">11-Create urls.py module</text:p>
      <text:p text:style-name="P2">12-include task.urls <text:s/>to <text:s/>todo.urls </text:p>
      <text:p text:style-name="P2">13-Create list.html file</text:p>
      <text:p text:style-name="P2">14-Create models.py module</text:p>
      <text:p text:style-name="P2">15-Write task class inside of models.py module</text:p>
      <text:p text:style-name="P3"><text:s text:c="3"/><text:span text:style-name="T1">Note: Code First Yaklaşımı (Approachment) <text:s text:c="50"/>medium.com</text:span></text:p>
      <text:p text:style-name="P2">16-write 'task' keyword inside of todo.settings' INSTALLED_APPS = ['tasks'] </text:p>
      <text:p text:style-name="P2">17-python manage.py makemigrations</text:p>
      <text:p text:style-name="P2">18-python manage.py migrate</text:p>
      <text:p text:style-name="P2">19-python manage.py runserver</text:p>
      <text:p text:style-name="P2">20-Create forms.py module</text:p>
      <text:p text:style-name="P2">21-Create TaskForm.py class inside of forms.py module</text:p>
      <text:p text:style-name="P2">22-Create index method inside of views.py</text:p>
      <text:p text:style-name="P2">23-Update list.html file </text:p>
      <text:p text:style-name="P2">24-Create update method inside of views.py</text:p>
      <text:p text:style-name="P2">25-Create update_task.html file</text:p>
      <text:p text:style-name="P2"><text:soft-page-break/>26-Create delete method inside of views.py</text:p>
      <text:p text:style-name="P2">27-Create delete.html file</text:p>
      <text:p text:style-name="P2">28-Update todo.url for static files</text:p>
      <text:p text:style-name="P2">29-Update settings.py for static files</text:p>
      <text:p text:style-name="P2">30-Create directory inside of root todo</text:p>
      <text:p text:style-name="P5">31-python manage.py collectstat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00:56:35.739575307</meta:creation-date>
    <dc:date>2020-03-22T00:57:07.346919684</dc:date>
    <meta:editing-duration>PT32S</meta:editing-duration>
    <meta:editing-cycles>1</meta:editing-cycles>
    <meta:document-statistic meta:table-count="0" meta:image-count="0" meta:object-count="0" meta:page-count="2" meta:paragraph-count="33" meta:word-count="145" meta:character-count="1297" meta:non-whitespace-character-count="1095"/>
    <meta:generator>LibreOffice/6.0.7.3$Linux_X86_64 LibreOffice_project/00m0$Build-3</meta:generator>
  </office:meta>
</office:document-meta>
</file>